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898" svg:stroke-width="0.019cm" svg:stroke-color="#ffffff" draw:marker-start="" draw:marker-start-width="0.3cm" draw:marker-start-center="false" draw:marker-end="" draw:marker-end-width="0.3cm" draw:marker-end-center="false" draw:fill="solid" draw:fill-color="#d684bf" draw:opacity="5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50%"/>
    </style:style>
    <style:style style:name="gr2" style:family="graphic" style:parent-style-name="standard">
      <style:graphic-properties draw:stroke="solid" draw:stroke-dash="Dashed_20__28_var_29__20_4899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900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dash" draw:stroke-dash="Dashed_20__28_var_29__20_4901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4902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4903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904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4905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4906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4907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4908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dash" draw:stroke-dash="Dashed_20__28_var_29__20_4909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3" style:family="graphic" style:parent-style-name="standard">
      <style:graphic-properties draw:stroke="dash" draw:stroke-dash="Dashed_20__28_var_29__20_4910" svg:stroke-width="0.019cm" svg:stroke-color="#000000" draw:marker-start="" draw:marker-start-width="0.3cm" draw:marker-start-center="false" draw:marker-end="" draw:marker-end-width="0.3cm" draw:marker-end-center="false" draw:fill="solid" draw:fill-color="#d684b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d684b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d684b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2.332cm" svg:height="1.166cm" svg:x="9.725cm" svg:y="14.508cm" svg:viewBox="0 0 2333 1167" draw:points="0,389 1165,0 2333,389 2333,778 1165,1167 0,778">
            <text:p/>
          </draw:polygon>
          <draw:line draw:style-name="gr2" draw:text-style-name="P2" draw:layer="layout" svg:x1="10.888cm" svg:y1="15.674cm" svg:x2="12.057cm" svg:y2="15.285cm">
            <text:p/>
          </draw:line>
          <draw:line draw:style-name="gr3" draw:text-style-name="P2" draw:layer="layout" svg:x1="9.726cm" svg:y1="14.897cm" svg:x2="10.893cm" svg:y2="14.508cm">
            <text:p/>
          </draw:line>
          <draw:line draw:style-name="gr4" draw:text-style-name="P2" draw:layer="layout" svg:x1="10.888cm" svg:y1="14.508cm" svg:x2="10.888cm" svg:y2="14.897cm">
            <text:p/>
          </draw:line>
          <draw:line draw:style-name="gr5" draw:text-style-name="P2" draw:layer="layout" svg:x1="10.888cm" svg:y1="14.508cm" svg:x2="12.057cm" svg:y2="14.897cm">
            <text:p/>
          </draw:line>
          <draw:line draw:style-name="gr6" draw:text-style-name="P2" draw:layer="layout" svg:x1="9.726cm" svg:y1="15.289cm" svg:x2="9.726cm" svg:y2="14.902cm">
            <text:p/>
          </draw:line>
          <draw:line draw:style-name="gr7" draw:text-style-name="P2" draw:layer="layout" svg:x1="12.058cm" svg:y1="15.289cm" svg:x2="12.058cm" svg:y2="14.902cm">
            <text:p/>
          </draw:line>
          <draw:line draw:style-name="gr8" draw:text-style-name="P2" draw:layer="layout" svg:x1="9.726cm" svg:y1="15.285cm" svg:x2="10.893cm" svg:y2="15.674cm">
            <text:p/>
          </draw:line>
          <draw:line draw:style-name="gr9" draw:text-style-name="P2" draw:layer="layout" svg:x1="10.888cm" svg:y1="15.289cm" svg:x2="12.057cm" svg:y2="14.902cm">
            <text:p/>
          </draw:line>
          <draw:line draw:style-name="gr10" draw:text-style-name="P2" draw:layer="layout" svg:x1="10.888cm" svg:y1="15.285cm" svg:x2="10.888cm" svg:y2="15.674cm">
            <text:p/>
          </draw:line>
          <draw:line draw:style-name="gr11" draw:text-style-name="P2" draw:layer="layout" svg:x1="10.893cm" svg:y1="15.289cm" svg:x2="9.726cm" svg:y2="14.902cm">
            <text:p/>
          </draw:line>
          <draw:line draw:style-name="gr12" draw:text-style-name="P2" draw:layer="layout" svg:x1="12.057cm" svg:y1="15.289cm" svg:x2="10.888cm" svg:y2="14.902cm">
            <text:p/>
          </draw:line>
          <draw:line draw:style-name="gr13" draw:text-style-name="P2" draw:layer="layout" svg:x1="9.726cm" svg:y1="15.289cm" svg:x2="10.893cm" svg:y2="14.9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898" draw:display-name="Dashed (var) 4898" draw:style="rect" draw:dots1="1" draw:dots1-length="3%" draw:distance="3%"/>
    <draw:stroke-dash draw:name="Dashed_20__28_var_29__20_4899" draw:display-name="Dashed (var) 4899" draw:style="rect" draw:dots1="1" draw:dots1-length="3%" draw:distance="3%"/>
    <draw:stroke-dash draw:name="Dashed_20__28_var_29__20_4900" draw:display-name="Dashed (var) 4900" draw:style="rect" draw:dots1="1" draw:dots1-length="3%" draw:distance="3%"/>
    <draw:stroke-dash draw:name="Dashed_20__28_var_29__20_4901" draw:display-name="Dashed (var) 4901" draw:style="rect" draw:dots1="1" draw:dots1-length="0.016cm" draw:dots2="1" draw:dots2-length="0.016cm" draw:distance="0.016cm"/>
    <draw:stroke-dash draw:name="Dashed_20__28_var_29__20_4902" draw:display-name="Dashed (var) 4902" draw:style="rect" draw:dots1="1" draw:dots1-length="3%" draw:distance="3%"/>
    <draw:stroke-dash draw:name="Dashed_20__28_var_29__20_4903" draw:display-name="Dashed (var) 4903" draw:style="rect" draw:dots1="1" draw:dots1-length="3%" draw:distance="3%"/>
    <draw:stroke-dash draw:name="Dashed_20__28_var_29__20_4904" draw:display-name="Dashed (var) 4904" draw:style="rect" draw:dots1="1" draw:dots1-length="3%" draw:distance="3%"/>
    <draw:stroke-dash draw:name="Dashed_20__28_var_29__20_4905" draw:display-name="Dashed (var) 4905" draw:style="rect" draw:dots1="1" draw:dots1-length="3%" draw:distance="3%"/>
    <draw:stroke-dash draw:name="Dashed_20__28_var_29__20_4906" draw:display-name="Dashed (var) 4906" draw:style="rect" draw:dots1="1" draw:dots1-length="3%" draw:distance="3%"/>
    <draw:stroke-dash draw:name="Dashed_20__28_var_29__20_4907" draw:display-name="Dashed (var) 4907" draw:style="rect" draw:dots1="1" draw:dots1-length="3%" draw:distance="3%"/>
    <draw:stroke-dash draw:name="Dashed_20__28_var_29__20_4908" draw:display-name="Dashed (var) 4908" draw:style="rect" draw:dots1="1" draw:dots1-length="3%" draw:distance="3%"/>
    <draw:stroke-dash draw:name="Dashed_20__28_var_29__20_4909" draw:display-name="Dashed (var) 4909" draw:style="rect" draw:dots1="1" draw:dots1-length="0.016cm" draw:dots2="1" draw:dots2-length="0.016cm" draw:distance="0.016cm"/>
    <draw:stroke-dash draw:name="Dashed_20__28_var_29__20_4910" draw:display-name="Dashed (var) 4910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5:37:18.095407116</meta:creation-date>
    <dc:date>2018-05-14T15:37:34.578564838</dc:date>
    <meta:editing-duration>PT16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